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marker-end="Symmetric_20_Arrow" draw:fill="solid" draw:fill-color="#ffcc99" draw:textarea-vertical-align="middle" fo:min-height="1.383cm"/>
    </style:style>
    <style:style style:name="gr3" style:family="graphic" style:parent-style-name="standard">
      <style:graphic-properties draw:stroke="solid" svg:stroke-color="#000000" draw:marker-end="Symmetric_20_Arrow" draw:fill="solid" draw:fill-color="#99ccff" draw:textarea-vertical-align="middle" fo:min-height="1.383cm"/>
    </style:style>
    <style:style style:name="gr4" style:family="graphic" style:parent-style-name="standard">
      <style:graphic-properties draw:stroke="solid" svg:stroke-color="#000000" draw:marker-end="Symmetric_20_Arrow" draw:fill="solid" draw:fill-color="#94bd5e" draw:textarea-vertical-align="middle" fo:min-height="1.383cm"/>
    </style:style>
    <style:style style:name="gr5" style:family="graphic" style:parent-style-name="standard">
      <style:graphic-properties draw:marker-end="Symmetric_20_Arrow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000080" draw:marker-start-width="0.276cm" draw:marker-end="Symmetric_20_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="Symmetric_20_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800000" draw:marker-start-width="0.276cm" draw:marker-end="Symmetric_20_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355e00" draw:marker-start-width="0.276cm" draw:marker-end="Symmetric_20_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37cm"/>
    </style:style>
    <style:style style:name="gr13" style:family="graphic" style:parent-style-name="standard">
      <style:graphic-properties draw:stroke="solid" svg:stroke-color="#000000" draw:marker-end="Symmetric_20_Arrow" draw:fill="none" draw:fill-color="#ffffff" draw:textarea-vertical-align="middle" fo:min-height="1.383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800000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21cm" svg:height="10.927cm" svg:x="5.478cm" svg:y="3.837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id="id5" draw:layer="layout" svg:width="4.448cm" svg:height="1.633cm" svg:x="6.571cm" svg:y="4.845cm">
          <draw:text-box>
            <text:p text:style-name="P1">READ</text:p>
          </draw:text-box>
        </draw:frame>
        <draw:frame draw:style-name="gr3" draw:text-style-name="P1" draw:id="id1" draw:layer="layout" svg:width="4.448cm" svg:height="1.633cm" svg:x="6.571cm" svg:y="6.48cm">
          <draw:text-box>
            <text:p text:style-name="P1">SET</text:p>
          </draw:text-box>
        </draw:frame>
        <draw:frame draw:style-name="gr4" draw:text-style-name="P1" draw:id="id6" draw:layer="layout" svg:width="4.448cm" svg:height="1.633cm" svg:x="6.549cm" svg:y="9.743cm">
          <draw:text-box>
            <text:p text:style-name="P1">DIRECTION</text:p>
          </draw:text-box>
        </draw:frame>
        <draw:custom-shape draw:style-name="gr5" draw:text-style-name="P1" draw:id="id2" draw:layer="layout" svg:width="2.114cm" svg:height="1.746cm" draw:transform="rotate (1.5707963267946) translate (13.177cm 9.124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11.019cm" svg:y1="7.296cm" svg:x2="13.177cm" svg:y2="8.067cm" draw:start-shape="id1" draw:start-glue-point="1" draw:end-shape="id2" draw:end-glue-point="7" svg:d="m11019 7296h1079v771h1079">
          <text:p/>
        </draw:connector>
        <draw:connector draw:style-name="gr6" draw:text-style-name="P1" draw:layer="layout" svg:x1="10.997cm" svg:y1="8.948cm" svg:x2="13.177cm" svg:y2="8.067cm" draw:start-shape="id3" draw:end-shape="id2" draw:end-glue-point="7" svg:d="m10997 8948h1090v-881h1090">
          <text:p/>
        </draw:connector>
        <draw:frame draw:style-name="gr3" draw:text-style-name="P1" draw:id="id3" draw:layer="layout" svg:width="4.448cm" svg:height="1.633cm" svg:x="6.549cm" svg:y="8.132cm">
          <draw:text-box>
            <text:p text:style-name="P1">CLEAR</text:p>
          </draw:text-box>
        </draw:frame>
        <draw:line draw:style-name="gr7" draw:text-style-name="P1" draw:id="id4" draw:layer="layout" svg:x1="14.843cm" svg:y1="8.065cm" svg:x2="17.197cm" svg:y2="8.038cm">
          <text:p/>
        </draw:line>
        <draw:connector draw:style-name="gr8" draw:text-style-name="P1" draw:layer="layout" draw:line-skew="-3.071cm" svg:x1="16.02cm" svg:y1="8.065cm" svg:x2="11.019cm" svg:y2="5.661cm" draw:start-shape="id4" draw:start-glue-point="2" draw:end-shape="id5" draw:end-glue-point="1" svg:d="m16020 8065v-2406h-3101v2h-1900">
          <text:p/>
        </draw:connector>
        <draw:connector draw:style-name="gr9" draw:text-style-name="P1" draw:layer="layout" svg:x1="10.997cm" svg:y1="10.559cm" svg:x2="14.051cm" svg:y2="8.596cm" draw:start-shape="id6" draw:start-glue-point="1" draw:end-shape="id2" draw:end-glue-point="5" svg:d="m10997 10559h3054v-1963">
          <text:p/>
        </draw:connector>
        <draw:line draw:style-name="gr10" draw:text-style-name="P1" draw:layer="layout" svg:x1="2.355cm" svg:y1="5.662cm" svg:x2="5.451cm" svg:y2="5.689cm">
          <text:p/>
        </draw:line>
        <draw:line draw:style-name="gr11" draw:text-style-name="P1" draw:layer="layout" svg:x1="2.355cm" svg:y1="8.263cm" svg:x2="5.451cm" svg:y2="8.29cm">
          <text:p/>
        </draw:line>
        <draw:line draw:style-name="gr11" draw:text-style-name="P1" draw:layer="layout" svg:x1="2.355cm" svg:y1="9.763cm" svg:x2="5.451cm" svg:y2="9.79cm">
          <text:p/>
        </draw:line>
        <draw:frame draw:style-name="gr12" draw:text-style-name="P2" draw:layer="layout" svg:width="2.117cm" svg:height="0.645cm" svg:x="2.725cm" svg:y="5.054cm">
          <draw:text-box>
            <text:p text:style-name="P2"><text:span text:style-name="T1">DATA_IN</text:span></text:p>
          </draw:text-box>
        </draw:frame>
        <draw:frame draw:style-name="gr12" draw:text-style-name="P2" draw:layer="layout" svg:width="2.249cm" svg:height="0.645cm" svg:x="2.725cm" svg:y="7.655cm">
          <draw:text-box>
            <text:p text:style-name="P2"><text:span text:style-name="T1">ADDRESS</text:span></text:p>
          </draw:text-box>
        </draw:frame>
        <draw:frame draw:style-name="gr12" draw:text-style-name="P2" draw:layer="layout" svg:width="2.302cm" svg:height="0.645cm" svg:x="2.725cm" svg:y="9.255cm">
          <draw:text-box>
            <text:p text:style-name="P2"><text:span text:style-name="T1">CONTROL</text:span></text:p>
          </draw:text-box>
        </draw:frame>
        <draw:frame draw:style-name="gr13" draw:text-style-name="P1" draw:id="id7" draw:layer="layout" svg:width="4.448cm" svg:height="1.673cm" svg:x="6.549cm" svg:y="11.365cm">
          <draw:text-box>
            <text:p text:style-name="P1">Level Detection</text:p>
          </draw:text-box>
        </draw:frame>
        <draw:connector draw:style-name="gr14" draw:text-style-name="P1" draw:layer="layout" svg:x1="16.02cm" svg:y1="8.065cm" svg:x2="10.997cm" svg:y2="12.201cm" draw:start-shape="id4" draw:start-glue-point="2" draw:end-shape="id7" draw:end-glue-point="1" svg:d="m16020 8065v4136h-5023">
          <text:p/>
        </draw:connector>
        <draw:line draw:style-name="gr15" draw:text-style-name="P1" draw:layer="layout" svg:x1="2.355cm" svg:y1="12.264cm" svg:x2="6.482cm" svg:y2="12.277cm">
          <text:p/>
        </draw:line>
        <draw:frame draw:style-name="gr12" draw:text-style-name="P2" draw:layer="layout" svg:width="2.302cm" svg:height="0.645cm" svg:x="2.725cm" svg:y="11.656cm">
          <draw:text-box>
            <text:p text:style-name="P2"><text:span text:style-name="T1">IRQ</text:span></text:p>
          </draw:text-box>
        </draw:frame>
        <draw:line draw:style-name="gr16" draw:text-style-name="P1" draw:layer="layout" svg:x1="2.355cm" svg:y1="6.863cm" svg:x2="5.451cm" svg:y2="6.89cm">
          <text:p/>
        </draw:line>
        <draw:frame draw:style-name="gr12" draw:text-style-name="P2" draw:layer="layout" svg:width="2.408cm" svg:height="0.645cm" svg:x="2.725cm" svg:y="6.255cm">
          <draw:text-box>
            <text:p text:style-name="P2"><text:span text:style-name="T1">DATA_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4-02T23:38:06</meta:creation-date>
    <meta:generator>OpenOffice.org/3.2$Linux OpenOffice.org_project/320m12$Build-9483</meta:generator>
    <dc:date>2010-04-03T00:04:23</dc:date>
    <dc:creator>Carlos Camargo</dc:creator>
    <meta:editing-duration>PT00H26M17S</meta:editing-duration>
    <meta:editing-cycles>4</meta:editing-cycles>
    <meta:document-statistic meta:object-count="23"/>
  </office:meta>
</office:document-meta>
</file>